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7e5" officeooo:paragraph-rsid="0007f7e5"/>
    </style:style>
    <style:style style:name="P2" style:family="paragraph" style:parent-style-name="Standard">
      <style:text-properties officeooo:paragraph-rsid="0007f7e5"/>
    </style:style>
    <style:style style:name="P3" style:family="paragraph" style:parent-style-name="Standard">
      <style:text-properties officeooo:rsid="00082afa" officeooo:paragraph-rsid="00082afa"/>
    </style:style>
    <style:style style:name="P4" style:family="paragraph" style:parent-style-name="Standard">
      <style:text-properties officeooo:rsid="00082afa" officeooo:paragraph-rsid="000c5fdd"/>
    </style:style>
    <style:style style:name="P5" style:family="paragraph" style:parent-style-name="Standard">
      <style:text-properties fo:font-weight="bold" officeooo:rsid="0007f7e5" officeooo:paragraph-rsid="0007f7e5" style:font-weight-asian="bold" style:font-weight-complex="bold"/>
    </style:style>
    <style:style style:name="P6" style:family="paragraph" style:parent-style-name="Standard">
      <style:text-properties officeooo:rsid="000c5fdd" officeooo:paragraph-rsid="000c5fdd"/>
    </style:style>
    <style:style style:name="P7" style:family="paragraph" style:parent-style-name="Standard">
      <style:text-properties officeooo:rsid="00082afa" officeooo:paragraph-rsid="000c5fdd"/>
    </style:style>
    <style:style style:name="P8" style:family="paragraph" style:parent-style-name="Standard">
      <style:text-properties officeooo:rsid="00082afa" officeooo:paragraph-rsid="000f3131"/>
    </style:style>
    <style:style style:name="P9" style:family="paragraph" style:parent-style-name="Standard">
      <style:text-properties officeooo:rsid="0007f7e5" officeooo:paragraph-rsid="0007f7e5"/>
    </style:style>
    <style:style style:name="P10" style:family="paragraph" style:parent-style-name="Standard">
      <style:text-properties officeooo:rsid="000f3131" officeooo:paragraph-rsid="000f3131"/>
    </style:style>
    <style:style style:name="T1" style:family="text">
      <style:text-properties officeooo:rsid="0007f7e5"/>
    </style:style>
    <style:style style:name="T2" style:family="text">
      <style:text-properties officeooo:rsid="000a0b69"/>
    </style:style>
    <style:style style:name="T3" style:family="text">
      <style:text-properties officeooo:rsid="000bf302"/>
    </style:style>
    <style:style style:name="T4" style:family="text">
      <style:text-properties officeooo:rsid="000c5f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0b69" style:font-weight-asian="bold" style:font-weight-complex="bold"/>
    </style:style>
    <style:style style:name="T7" style:family="text">
      <style:text-properties fo:font-weight="bold" officeooo:rsid="000bf302" style:font-weight-asian="bold" style:font-weight-complex="bold"/>
    </style:style>
    <style:style style:name="T8" style:family="text">
      <style:text-properties fo:font-weight="bold" officeooo:rsid="000c5fdd" style:font-weight-asian="bold" style:font-weight-complex="bold"/>
    </style:style>
    <style:style style:name="T9" style:family="text">
      <style:text-properties fo:font-weight="bold" officeooo:rsid="000d9ad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5fdd" style:font-weight-asian="normal" style:font-weight-complex="normal"/>
    </style:style>
    <style:style style:name="T12" style:family="text">
      <style:text-properties fo:font-weight="normal" officeooo:rsid="000a0b69" style:font-weight-asian="normal" style:font-weight-complex="normal"/>
    </style:style>
    <style:style style:name="T13" style:family="text">
      <style:text-properties fo:font-weight="normal" officeooo:rsid="000bf302" style:font-weight-asian="normal" style:font-weight-complex="normal"/>
    </style:style>
    <style:style style:name="T14" style:family="text">
      <style:text-properties officeooo:rsid="000d9ad0"/>
    </style:style>
    <style:style style:name="T15" style:family="text">
      <style:text-properties fo:language="fr" fo:country="CA"/>
    </style:style>
    <style:style style:name="T16" style:family="text">
      <style:text-properties fo:language="fr" fo:country="CA" officeooo:rsid="000f3131"/>
    </style:style>
    <style:style style:name="T17" style:family="text">
      <style:text-properties officeooo:rsid="000f3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FONCTION</text:span> palindromeRecur (str, i, j) : entier</text:p>
      <text:p text:style-name="P1">// Détermine si une liste de charactère finnisant par \0 est un palindrome.</text:p>
      <text:p text:style-name="P1">// str (char[])</text:p>
      <text:p text:style-name="P1">// i (entier) : indexe sur la liste de charactères.</text:p>
      <text:p text:style-name="P2">// <text:span text:style-name="T1">j</text:span> (entier) : indexe sur la liste de charactères.</text:p>
      <text:p text:style-name="P5">DÉBUT</text:p>
      <text:p text:style-name="P1"><text:tab/><text:span text:style-name="T5">SI</text:span> i <text:span text:style-name="T4">plus grand où égale à </text:span>j <text:span text:style-name="T5">ALORS</text:span></text:p>
      <text:p text:style-name="P1"><text:tab/><text:tab/>Retourne 0</text:p>
      <text:p text:style-name="P1"><text:tab/><text:span text:style-name="T5">SI</text:span> str[i] != str[j] <text:span text:style-name="T5">ALORS</text:span></text:p>
      <text:p text:style-name="P1"><text:tab/><text:tab/>Retourne 1</text:p>
      <text:p text:style-name="P1"><text:tab/>Retourne palindromeRecur(str, i+1, j-1)</text:p>
      <text:p text:style-name="P5">FIN</text:p>
      <text:p text:style-name="P1"/>
      <text:p text:style-name="P1"/>
      <text:p text:style-name="P6"><text:span text:style-name="T14">Structure </text:span>Matrix := {</text:p>
      <text:p text:style-name="P6">n (entier),</text:p>
      <text:p text:style-name="P6">m (entier),</text:p>
      <text:p text:style-name="P6">table[n][m] </text:p>
      <text:p text:style-name="P6">}</text:p>
      <text:p text:style-name="P1"/>
      <text:p text:style-name="P3"><text:span text:style-name="T5">FONCTION</text:span> matrixAdd(matri<text:span text:style-name="T3">ce</text:span>1, matri<text:span text:style-name="T3">ce</text:span>2) : matri<text:span text:style-name="T3">ce</text:span>R</text:p>
      <text:p text:style-name="P3">// <text:span text:style-name="T15">Additionne</text:span> deux matrices de taille (m, n) égale</text:p>
      <text:p text:style-name="P3">// matri<text:span text:style-name="T3">ce</text:span>1 (struct <text:span text:style-name="T2">Matrix)<text:line-break/>// matri</text:span><text:span text:style-name="T3">ce</text:span><text:span text:style-name="T2">2 (struct Matrix)</text:span></text:p>
      <text:p text:style-name="P4">// <text:span text:style-name="T2">matri</text:span><text:span text:style-name="T3">ce</text:span><text:span text:style-name="T2">R (struct Matrix) : matrice resultante</text:span></text:p>
      <text:p text:style-name="P4"><text:span text:style-name="T2">// </text:span><text:span text:style-name="T4">i (entier) : indexe de la colonne</text:span></text:p>
      <text:p text:style-name="P4"><text:span text:style-name="T2">// </text:span><text:span text:style-name="T4">j (entier) : indexe de la ligne</text:span><text:span text:style-name="T2"><text:line-break/></text:span><text:span text:style-name="T6">DEBUT</text:span><text:span text:style-name="T2"><text:line-break/><text:tab/></text:span><text:span text:style-name="T7">SI</text:span><text:span text:style-name="T3"> matrice1.m == <text:s/>matrice2.m </text:span><text:span text:style-name="T8">ET</text:span><text:span text:style-name="T3"> matrice1.n == <text:s/>matrice2.n </text:span><text:span text:style-name="T7">ALORS</text:span></text:p>
      <text:p text:style-name="P4"><text:tab/><text:tab/><text:span text:style-name="T3">Matrix matriceR</text:span></text:p>
      <text:p text:style-name="P4"><text:span text:style-name="T3"><text:tab/><text:tab/></text:span><text:span text:style-name="T8">POUR</text:span><text:span text:style-name="T4"> i := 0 </text:span><text:span text:style-name="T8">À</text:span><text:span text:style-name="T11"> matrice1.m </text:span><text:span text:style-name="T8">INCRÉMENTE</text:span><text:span text:style-name="T11"> i+1</text:span></text:p>
      <text:p text:style-name="P4"><text:span text:style-name="T11"><text:tab/><text:tab/><text:tab/></text:span><text:span text:style-name="T8">POUR</text:span><text:span text:style-name="T11"> j := 0 </text:span><text:span text:style-name="T8">À</text:span><text:span text:style-name="T11"> matrice1.n </text:span><text:span text:style-name="T8">INCRÉMENTE</text:span><text:span text:style-name="T11"> j+1</text:span></text:p>
      <text:p text:style-name="P1"><text:tab/><text:tab/><text:tab/><text:tab/><text:span text:style-name="T4">matriceR.table[i][j] = matrice<text:tab/>1.table[i][j] + </text:span><text:s/><text:span text:style-name="T4">matrice2.table[i][j]</text:span></text:p>
      <text:p text:style-name="P1"><text:tab/><text:span text:style-name="T8">SINON</text:span><text:span text:style-name="T4"><text:line-break/><text:tab/><text:tab/>Affiche “Matrices de mauvaises taille!”<text:line-break/></text:span><text:span text:style-name="T9">FIN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0"><text:span text:style-name="T9">F</text:span><text:span text:style-name="T5">ONCTION </text:span><text:span text:style-name="T10">matrixMulti(matrice1, matrice2) : matriceR</text:span></text:p>
      <text:p text:style-name="P8">// <text:span text:style-name="T16">Multiplie</text:span> deux matrices de taille (<text:span text:style-name="T17">m1 == n2) </text:span></text:p>
      <text:p text:style-name="P8">// matri<text:span text:style-name="T3">ce</text:span>1 (struct <text:span text:style-name="T2">Matrix)<text:line-break/>// matri</text:span><text:span text:style-name="T3">ce</text:span><text:span text:style-name="T2">2 (struct Matrix)</text:span></text:p>
      <text:p text:style-name="P8"><text:span text:style-name="T9">// </text:span><text:span text:style-name="T12">matri</text:span><text:span text:style-name="T13">ce</text:span><text:span text:style-name="T12">R (struct Matrix) : matrice resultante</text:span></text:p>
      <text:p text:style-name="P10"><text:span text:style-name="T12">S</text:span><text:span text:style-name="T10">I matrice1.m == matrice2.n ALORS</text:span></text:p>
      <text:p text:style-name="P10"><text:span text:style-name="T10"><text:tab/>Matrix matriceR</text:span></text:p>
      <text:p text:style-name="P10"><text:span text:style-name="T10"><text:tab/>POUR i := 0 </text:span><text:span text:style-name="T8">À</text:span><text:span text:style-name="T11"> matrice1.m </text:span><text:span text:style-name="T8">INCRÉMENTE</text:span><text:span text:style-name="T11"> i+1</text:span></text:p>
      <text:p text:style-name="P10"><text:span text:style-name="T11"><text:tab/><text:tab/></text:span><text:span text:style-name="T8">POUR</text:span><text:span text:style-name="T11"> j := 0 </text:span><text:span text:style-name="T8">À</text:span><text:span text:style-name="T11"> matrice1.n </text:span><text:span text:style-name="T8">INCRÉMENTE</text:span><text:span text:style-name="T11"> j+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22:38.266897298</meta:creation-date>
    <dc:date>2024-09-27T19:26:51.580081527</dc:date>
    <meta:editing-duration>PT4H44M1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36" meta:word-count="215" meta:character-count="1325" meta:non-whitespace-character-count="1115"/>
  </office:meta>
</office:document-meta>
</file>